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8pt" officeooo:rsid="00103ea1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officeooo:rsid="00103ea1" officeooo:paragraph-rsid="00103ea1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officeooo:rsid="00103ea1" officeooo:paragraph-rsid="00103ea1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officeooo:rsid="00103ea1" officeooo:paragraph-rsid="0011b972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officeooo:paragraph-rsid="00103ea1"/>
    </style:style>
    <style:style style:name="P6" style:family="paragraph" style:parent-style-name="Standard">
      <style:paragraph-properties fo:text-align="start" style:justify-single-word="false"/>
      <style:text-properties officeooo:paragraph-rsid="00103ea1"/>
    </style:style>
    <style:style style:name="P7" style:family="paragraph" style:parent-style-name="Standard">
      <style:paragraph-properties fo:text-align="center" style:justify-single-word="false" fo:break-before="page"/>
      <style:text-properties style:font-name="Times New Roman" fo:font-size="16pt" officeooo:rsid="00103ea1" officeooo:paragraph-rsid="00103ea1" style:font-size-asian="14pt" style:font-size-complex="16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Times New Roman" fo:font-size="14pt" officeooo:rsid="00103ea1" officeooo:paragraph-rsid="00103ea1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officeooo:rsid="00103ea1" officeooo:paragraph-rsid="00103ea1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officeooo:paragraph-rsid="00103ea1"/>
    </style:style>
    <style:style style:name="P11" style:family="paragraph" style:parent-style-name="Standard">
      <style:paragraph-properties fo:text-align="start" style:justify-single-word="false"/>
      <style:text-properties officeooo:paragraph-rsid="00195665"/>
    </style:style>
    <style:style style:name="P12" style:family="paragraph" style:parent-style-name="Standard">
      <style:paragraph-properties fo:text-align="center" style:justify-single-word="false" fo:break-before="page"/>
      <style:text-properties officeooo:paragraph-rsid="0017b097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paragraph-rsid="00195665"/>
    </style:style>
    <style:style style:name="P1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paragraph-rsid="001a63d0"/>
    </style:style>
    <style:style style:name="P1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paragraph-rsid="001d7b37"/>
    </style:style>
    <style:style style:name="P1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paragraph-rsid="002008be"/>
    </style:style>
    <style:style style:name="P1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paragraph-rsid="002cafe0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2fd9b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4821c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1b972" style:font-size-asian="12pt" style:font-size-complex="12pt"/>
    </style:style>
    <style:style style:name="T4" style:family="text">
      <style:text-properties fo:font-size="12pt" officeooo:rsid="00103ea1" style:font-size-asian="12pt" style:font-size-complex="12pt"/>
    </style:style>
    <style:style style:name="T5" style:family="text">
      <style:text-properties officeooo:rsid="0011b972"/>
    </style:style>
    <style:style style:name="T6" style:family="text">
      <style:text-properties fo:font-variant="normal" fo:text-transform="none" fo:color="#212529" style:font-name="Times New Roman" fo:letter-spacing="normal" fo:font-style="normal" fo:font-weight="normal" officeooo:rsid="003285f7" style:font-weight-asian="normal" style:font-weight-complex="normal"/>
    </style:style>
    <style:style style:name="T7" style:family="text">
      <style:text-properties fo:font-variant="normal" fo:text-transform="none" fo:color="#212529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fo:color="#212529" style:font-name="Times New Roman" fo:font-size="14pt" fo:letter-spacing="normal" fo:font-style="normal" fo:font-weight="normal" officeooo:rsid="00195665" style:font-size-asian="12.25pt" style:font-weight-asian="normal" style:font-size-complex="14pt" style:font-weight-complex="normal"/>
    </style:style>
    <style:style style:name="T9" style:family="text">
      <style:text-properties fo:font-variant="normal" fo:text-transform="none" fo:color="#212529" style:font-name="Times New Roman" fo:font-size="14pt" fo:letter-spacing="normal" fo:font-style="normal" fo:font-weight="normal" officeooo:rsid="0032fd9b" style:font-size-asian="12.25pt" style:font-weight-asian="normal" style:font-size-complex="14pt" style:font-weight-complex="normal"/>
    </style:style>
    <style:style style:name="T10" style:family="text">
      <style:text-properties fo:font-variant="normal" fo:text-transform="none" fo:color="#212529" style:font-name="Times New Roman" fo:font-size="14pt" fo:letter-spacing="normal" fo:font-style="normal" fo:font-weight="normal" officeooo:rsid="0034821c" style:font-size-asian="12.25pt" style:font-weight-asian="normal" style:font-size-complex="14pt" style:font-weight-complex="normal"/>
    </style:style>
    <style:style style:name="T11" style:family="text">
      <style:text-properties fo:font-variant="normal" fo:text-transform="none" fo:color="#212529" style:font-name="Times New Roman" fo:font-size="14pt" fo:letter-spacing="normal" fo:font-style="normal" fo:font-weight="normal" officeooo:rsid="0034a69a" style:font-size-asian="12.25pt" style:font-weight-asian="normal" style:font-size-complex="14pt" style:font-weight-complex="normal"/>
    </style:style>
    <style:style style:name="T12" style:family="text">
      <style:text-properties fo:font-variant="normal" fo:text-transform="none" fo:color="#212529" style:font-name="Times New Roman" fo:font-size="12pt" fo:letter-spacing="normal" fo:font-style="normal" fo:font-weight="normal" officeooo:rsid="0011b972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212529" style:font-name="Times New Roman" fo:font-size="12pt" fo:letter-spacing="normal" fo:font-style="normal" fo:font-weight="normal" officeooo:rsid="00195665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212529" style:font-name="Times New Roman" fo:font-size="12pt" fo:letter-spacing="normal" fo:font-style="normal" fo:font-weight="normal" officeooo:rsid="001a592a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212529" style:font-name="Times New Roman" fo:font-size="12pt" fo:letter-spacing="normal" fo:font-style="normal" fo:font-weight="normal" officeooo:rsid="001bef76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212529" style:font-name="Times New Roman" fo:font-size="12pt" fo:letter-spacing="normal" fo:font-style="normal" fo:font-weight="normal" officeooo:rsid="001dd11c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212529" style:font-name="Times New Roman" fo:font-size="12pt" fo:letter-spacing="normal" fo:font-style="normal" fo:font-weight="normal" officeooo:rsid="001de0b6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212529" style:font-name="Times New Roman" fo:font-size="12pt" fo:letter-spacing="normal" fo:font-style="normal" fo:font-weight="normal" officeooo:rsid="001e150d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212529" style:font-name="Times New Roman" fo:font-size="12pt" fo:letter-spacing="normal" fo:font-style="normal" fo:font-weight="normal" officeooo:rsid="00206307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212529" style:font-name="Times New Roman" fo:font-size="12pt" fo:letter-spacing="normal" fo:font-style="normal" fo:font-weight="normal" officeooo:rsid="002130a1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212529" style:font-name="Times New Roman" fo:font-size="12pt" fo:letter-spacing="normal" fo:font-style="normal" fo:font-weight="normal" officeooo:rsid="00215e64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212529" style:font-name="Times New Roman" fo:font-size="12pt" fo:letter-spacing="normal" fo:font-style="normal" fo:font-weight="normal" officeooo:rsid="0022f0c3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212529" style:font-name="Times New Roman" fo:font-size="12pt" fo:letter-spacing="normal" fo:font-style="normal" fo:font-weight="normal" officeooo:rsid="0023efac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212529" style:font-name="Times New Roman" fo:font-size="12pt" fo:letter-spacing="normal" fo:font-style="normal" fo:font-weight="normal" officeooo:rsid="002662da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212529" style:font-name="Times New Roman" fo:font-size="12pt" fo:letter-spacing="normal" fo:font-style="normal" fo:font-weight="normal" officeooo:rsid="002818f9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212529" style:font-name="Times New Roman" fo:font-size="12pt" fo:letter-spacing="normal" fo:font-style="normal" fo:font-weight="normal" officeooo:rsid="00292b10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212529" style:font-name="Times New Roman" fo:font-size="12pt" fo:letter-spacing="normal" fo:font-style="normal" fo:font-weight="normal" officeooo:rsid="002a3547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212529" style:font-name="Times New Roman" fo:font-size="12pt" fo:letter-spacing="normal" fo:font-style="normal" fo:font-weight="normal" officeooo:rsid="002af0d0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212529" style:font-name="Times New Roman" fo:font-size="12pt" fo:letter-spacing="normal" fo:font-style="normal" fo:font-weight="normal" officeooo:rsid="002c35af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212529" style:font-name="Times New Roman" fo:font-size="12pt" fo:letter-spacing="normal" fo:font-style="normal" fo:font-weight="normal" officeooo:rsid="002decc1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212529" style:font-name="Times New Roman" fo:font-size="12pt" fo:letter-spacing="normal" fo:font-style="normal" fo:font-weight="normal" officeooo:rsid="002eeb32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212529" style:font-name="Times New Roman" fo:font-size="12pt" fo:letter-spacing="normal" fo:font-style="normal" fo:font-weight="normal" officeooo:rsid="0030cf85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212529" style:font-name="Times New Roman" fo:font-size="12pt" fo:letter-spacing="normal" fo:font-style="normal" fo:font-weight="normal" officeooo:rsid="003285f7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212529" style:font-name="Times New Roman" fo:font-size="12pt" fo:letter-spacing="normal" fo:font-style="normal" fo:font-weight="normal" officeooo:rsid="0035baea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212529" style:font-name="Times New Roman" fo:font-size="16pt" fo:letter-spacing="normal" fo:font-style="normal" fo:font-weight="normal" officeooo:rsid="0017b097" style:font-size-asian="14pt" style:font-weight-asian="normal" style:font-size-complex="16pt" style:font-weight-complex="normal"/>
    </style:style>
    <style:style style:name="T36" style:family="text">
      <style:text-properties fo:font-variant="normal" fo:text-transform="none" fo:color="#212529" style:font-name="Times New Roman" fo:font-size="16pt" fo:letter-spacing="normal" fo:font-style="normal" fo:font-weight="normal" officeooo:rsid="00195665" style:font-size-asian="14pt" style:font-weight-asian="normal" style:font-size-complex="16pt" style:font-weight-complex="normal"/>
    </style:style>
    <style:style style:name="T37" style:family="text">
      <style:text-properties style:font-name="Times New Roman" fo:font-size="14pt" officeooo:rsid="00103ea1" style:font-size-asian="12.25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ubscription Generator</text:p>
      <text:p text:style-name="P7">Introdução</text:p>
      <text:p text:style-name="P2"><text:tab/>Trata-se de um sistema no qual gera assinaturas para e-mails tendo um modelo como base.</text:p>
      <text:p text:style-name="P2"><text:tab/>Este sistema conta com um banco de dados, no qual armazenará os funcionários da empresa, classes de modelagem de imagem, PDO com acesso ao banco de dados.</text:p>
      <text:p text:style-name="P2"><text:tab/>O sistema foi inteiramente escrito em PHP e JavaScript, tendo o uso de algumas bibliotecas de ambas linguagens de programação. </text:p>
      <text:p text:style-name="P2"/>
      <text:p text:style-name="P7">Utilitários do sistema</text:p>
      <text:p text:style-name="P3">Linguagens:</text:p>
      <text:list xml:id="list3164248370" text:style-name="L1">
        <text:list-item>
          <text:p text:style-name="P8">PHP</text:p>
        </text:list-item>
        <text:list-item>
          <text:p text:style-name="P8">JavaScript</text:p>
        </text:list-item>
      </text:list>
      <text:p text:style-name="P3"/>
      <text:p text:style-name="P4">Banco de Dados:</text:p>
      <text:p text:style-name="P4"><text:tab/>Mysql – <text:span text:style-name="T5">versão 14.14 </text:span></text:p>
      <text:p text:style-name="P3"/>
      <text:p text:style-name="P3">Bibliotecas:</text:p>
      <text:p text:style-name="P3"><text:tab/>Classe para manipulação de imagens:</text:p>
      <text:p text:style-name="P3"><text:tab/><text:tab/><text:span text:style-name="T1">Linguagem: PHP</text:span></text:p>
      <text:p text:style-name="P9"><text:tab/><text:tab/>Autor: Davi Ferreira</text:p>
      <text:p text:style-name="P9"><text:tab/><text:tab/>Versão: 1.0</text:p>
      <text:p text:style-name="P3"><text:span text:style-name="T1"><text:tab/></text:span>JQuery:</text:p>
      <text:p text:style-name="P3"><text:tab/><text:tab/><text:span text:style-name="T2">Linguagem: JavaScript</text:span></text:p>
      <text:p text:style-name="P5"><text:span text:style-name="T4"><text:tab/><text:tab/>Autor:<text:tab/></text:span><text:span text:style-name="T2">jquery.com</text:span></text:p>
      <text:p text:style-name="P3"><text:span text:style-name="T2"><text:tab/><text:tab/>Versão: </text:span><text:span text:style-name="T3">3.4.0</text:span></text:p>
      <text:p text:style-name="P6"><text:span text:style-name="T37"><text:tab/></text:span><text:span text:style-name="Strong_20_Emphasis"><text:span text:style-name="T7">Material Design:</text:span></text:span></text:p>
      <text:p text:style-name="P6"><text:span text:style-name="Strong_20_Emphasis"><text:span text:style-name="T7"><text:tab/><text:tab/></text:span></text:span><text:span text:style-name="Strong_20_Emphasis"><text:span text:style-name="T12">Linguagem: JavaScript, Css</text:span></text:span></text:p>
      <text:p text:style-name="P6"><text:span text:style-name="Strong_20_Emphasis"><text:span text:style-name="T12"><text:tab/><text:tab/>Autor: mdbootstrap.com</text:span></text:span></text:p>
      <text:p text:style-name="P6"><text:span text:style-name="Strong_20_Emphasis"><text:span text:style-name="T12"><text:tab/><text:tab/>Versão: MDB FREE 4.8.0</text:span></text:span></text:p>
      <text:p text:style-name="P6"><text:span text:style-name="Strong_20_Emphasis"><text:span text:style-name="T12"/></text:span></text:p>
      <text:p text:style-name="P12"><text:span text:style-name="Strong_20_Emphasis"><text:span text:style-name="T35">Cap</text:span></text:span><text:span text:style-name="Strong_20_Emphasis"><text:span text:style-name="T36">í</text:span></text:span><text:span text:style-name="Strong_20_Emphasis"><text:span text:style-name="T35">t</text:span></text:span><text:span text:style-name="Strong_20_Emphasis"><text:span text:style-name="T36">u</text:span></text:span><text:span text:style-name="Strong_20_Emphasis"><text:span text:style-name="T35">lo 1</text:span></text:span></text:p>
      <text:p text:style-name="P11"><text:span text:style-name="Strong_20_Emphasis"><text:span text:style-name="T8">Funções JavaScript:</text:span></text:span></text:p>
      <text:p text:style-name="P13"><text:span text:style-name="Strong_20_Emphasis"><text:span text:style-name="T8"><text:tab/></text:span></text:span><text:span text:style-name="Strong_20_Emphasis"><text:span text:style-name="T13">Function l() - Esta função faz uma requisição a página ‘home.php’ e escreve seu retorno na div com o id ‘body’.</text:span></text:span></text:p>
      <text:p text:style-name="P14"><text:span text:style-name="Strong_20_Emphasis"><text:span text:style-name="T13"><text:tab/>Function </text:span></text:span><text:span text:style-name="Strong_20_Emphasis"><text:span text:style-name="T14">m() - </text:span></text:span><text:span text:style-name="Strong_20_Emphasis"><text:span text:style-name="T13">Esta função faz uma requisição a página ‘</text:span></text:span><text:span text:style-name="Strong_20_Emphasis"><text:span text:style-name="T15">models</text:span></text:span><text:span text:style-name="Strong_20_Emphasis"><text:span text:style-name="T13">.php’ e escreve seu retorno na div com o id ‘body’.</text:span></text:span></text:p>
      <text:p text:style-name="P15"><text:span text:style-name="Strong_20_Emphasis"><text:span text:style-name="T13"><text:tab/>Function </text:span></text:span><text:span text:style-name="Strong_20_Emphasis"><text:span text:style-name="T16">v</text:span></text:span><text:span text:style-name="Strong_20_Emphasis"><text:span text:style-name="T14">(</text:span></text:span><text:span text:style-name="Strong_20_Emphasis"><text:span text:style-name="T16">u</text:span></text:span><text:span text:style-name="Strong_20_Emphasis"><text:span text:style-name="T14">) - </text:span></text:span><text:span text:style-name="Strong_20_Emphasis"><text:span text:style-name="T13">Esta função </text:span></text:span><text:span text:style-name="Strong_20_Emphasis"><text:span text:style-name="T17">recebe como parâmetro uma url de imagem e</text:span></text:span><text:span text:style-name="Strong_20_Emphasis"><text:span text:style-name="T13"> </text:span></text:span><text:span text:style-name="Strong_20_Emphasis"><text:span text:style-name="T16">faz uma chamada a função c (a qual será explicada em breve), </text:span></text:span><text:span text:style-name="Strong_20_Emphasis"><text:span text:style-name="T17">e escreve no corpo da div do modal a tag img com refer</text:span></text:span><text:span text:style-name="Strong_20_Emphasis"><text:span text:style-name="T28">ê</text:span></text:span><text:span text:style-name="Strong_20_Emphasis"><text:span text:style-name="T17">ncia a ‘source/img’, onde é completada com a </text:span></text:span><text:span text:style-name="Strong_20_Emphasis"><text:span text:style-name="T18">variável</text:span></text:span><text:span text:style-name="Strong_20_Emphasis"><text:span text:style-name="T17"> u</text:span></text:span><text:span text:style-name="Strong_20_Emphasis"><text:span text:style-name="T13">.</text:span></text:span></text:p>
      <text:p text:style-name="P16"><text:span text:style-name="Strong_20_Emphasis"><text:span text:style-name="T13"><text:tab/></text:span></text:span><text:span text:style-name="Strong_20_Emphasis"><text:span text:style-name="T18">Function d(u)</text:span></text:span><text:span text:style-name="Strong_20_Emphasis"><text:span text:style-name="T14"> - </text:span></text:span><text:span text:style-name="Strong_20_Emphasis"><text:span text:style-name="T13">Esta função </text:span></text:span><text:span text:style-name="Strong_20_Emphasis"><text:span text:style-name="T17">recebe como parâmetro uma url de imagem e</text:span></text:span><text:span text:style-name="Strong_20_Emphasis"><text:span text:style-name="T13"> </text:span></text:span><text:span text:style-name="Strong_20_Emphasis"><text:span text:style-name="T16">faz uma </text:span></text:span><text:span text:style-name="Strong_20_Emphasis"><text:span text:style-name="T19">requisição a ‘source/img’ concatenado com a variável u, </text:span></text:span><text:span text:style-name="Strong_20_Emphasis"><text:span text:style-name="T20">com o resultado desta requisição é realizado um blob(), dentro deste blob é gerado uma </text:span></text:span><text:span text:style-name="Strong_20_Emphasis"><text:span text:style-name="T21">variável</text:span></text:span><text:span text:style-name="Strong_20_Emphasis"><text:span text:style-name="T20"> url com o resultado do blob e um elemento ‘a’, </text:span></text:span><text:span text:style-name="Strong_20_Emphasis"><text:span text:style-name="T21">o elemento a tem seu display </text:span></text:span><text:span text:style-name="Strong_20_Emphasis"><text:span text:style-name="T23">recebe</text:span></text:span><text:span text:style-name="Strong_20_Emphasis"><text:span text:style-name="T21"> ‘none’, recebe em seu atributo href a variável url, </text:span></text:span><text:span text:style-name="Strong_20_Emphasis"><text:span text:style-name="T22">no atributo download recebe ‘</text:span></text:span><text:span text:style-name="Strong_20_Emphasis"><text:span text:style-name="T24">assinatura.jpg</text:span></text:span><text:span text:style-name="Strong_20_Emphasis"><text:span text:style-name="T22">’, </text:span></text:span><text:span text:style-name="Strong_20_Emphasis"><text:span text:style-name="T25">este element</text:span></text:span><text:span text:style-name="Strong_20_Emphasis"><text:span text:style-name="T34">o</text:span></text:span><text:span text:style-name="Strong_20_Emphasis"><text:span text:style-name="T25"> é inserido no corpo e depois é realizado a chamada do evento click(a) sobre o mesmo elemento, </text:span></text:span><text:span text:style-name="Strong_20_Emphasis"><text:span text:style-name="T26">onde é forçado o download </text:span></text:span><text:span text:style-name="Strong_20_Emphasis"><text:span text:style-name="T28">e, por fim, é</text:span></text:span><text:span text:style-name="Strong_20_Emphasis"><text:span text:style-name="T27"> removido a url e o elemento ª</text:span></text:span></text:p>
      <text:p text:style-name="P16"><text:span text:style-name="Strong_20_Emphasis"><text:span text:style-name="T13"><text:tab/></text:span></text:span><text:span text:style-name="Strong_20_Emphasis"><text:span text:style-name="T28">Function c() - Esta função limpa por completo os dados inseridos anteriormente no modal.</text:span></text:span></text:p>
      <text:p text:style-name="P17"><text:span text:style-name="Strong_20_Emphasis"><text:span text:style-name="T28"><text:tab/></text:span></text:span><text:span text:style-name="Strong_20_Emphasis"><text:span text:style-name="T29">Function e() - </text:span></text:span><text:span text:style-name="Strong_20_Emphasis"><text:span text:style-name="T13">Esta função faz uma requisição a página ‘</text:span></text:span><text:span text:style-name="Strong_20_Emphasis"><text:span text:style-name="T30">exit</text:span></text:span><text:span text:style-name="Strong_20_Emphasis"><text:span text:style-name="T13">.php’ e </text:span></text:span><text:span text:style-name="Strong_20_Emphasis"><text:span text:style-name="T31">o cliente para a </text:span></text:span><text:span text:style-name="Strong_20_Emphasis"><text:span text:style-name="T32">página</text:span></text:span><text:span text:style-name="Strong_20_Emphasis"><text:span text:style-name="T31"> ‘entrar.php’</text:span></text:span><text:span text:style-name="Strong_20_Emphasis"><text:span text:style-name="T13">.</text:span></text:span></text:p>
      <text:p text:style-name="P17"><text:span text:style-name="Strong_20_Emphasis"><text:span text:style-name="T13"><text:tab/>$('.modal').on('shown.bs.modal', function (){$(this).find('[autofocus]').focus()}) - </text:span></text:span><text:span text:style-name="Strong_20_Emphasis"><text:span text:style-name="T33">Esta função faz com que após abrir o modal, o primeiro input que ter o atributo autofocus ativo, receberá foco.</text:span></text:span></text:p>
      <text:p text:style-name="P17"><text:span text:style-name="Strong_20_Emphasis"><text:span text:style-name="T33"/></text:span></text:p>
      <text:p text:style-name="P18"><text:span text:style-name="Strong_20_Emphasis"><text:span text:style-name="T9">Funções PHP:</text:span></text:span></text:p>
      <text:p text:style-name="P18"><text:span text:style-name="Strong_20_Emphasis"><text:span text:style-name="T9"><text:tab/></text:span></text:span></text:p>
      <text:p text:style-name="P19"><text:span text:style-name="Strong_20_Emphasis"><text:span text:style-name="T10">Funções Bibliotecas </text:span></text:span><text:span text:style-name="Strong_20_Emphasis"><text:span text:style-name="T11">(As quais foram usadas)</text:span></text:span><text:span text:style-name="Strong_20_Emphasis"><text:span text:style-name="T10">:</text:span></text:span></text:p>
      <text:p text:style-name="P19"><text:span text:style-name="Strong_20_Emphasis"><text:span text:style-name="T10">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15:40:26.435000000</meta:creation-date>
    <dc:date>2020-01-09T17:37:20.243000000</dc:date>
    <meta:editing-duration>PT5H33M49S</meta:editing-duration>
    <meta:editing-cycles>35</meta:editing-cycles>
    <meta:generator>LibreOffice/6.1.5.2$Windows_X86_64 LibreOffice_project/90f8dcf33c87b3705e78202e3df5142b201bd805</meta:generator>
    <meta:document-statistic meta:table-count="0" meta:image-count="0" meta:object-count="0" meta:page-count="4" meta:paragraph-count="37" meta:word-count="372" meta:character-count="2282" meta:non-whitespace-character-count="1910"/>
  </office:meta>
</office:document-meta>
</file>